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5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8" style:family="paragraph" style:parent-style-name="Standard" style:list-style-name="L6">
      <style:paragraph-properties fo:text-align="justify" style:justify-single-word="false"/>
      <style:text-properties fo:font-style="normal" style:font-style-asian="normal" style:font-style-complex="normal"/>
    </style:style>
    <style:style style:name="P9" style:family="paragraph" style:parent-style-name="Standard" style:list-style-name="L14">
      <style:paragraph-properties fo:text-align="justify" style:justify-single-word="false"/>
      <style:text-properties fo:font-style="normal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 style:list-style-name="L4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17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14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16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5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7">
      <style:paragraph-properties fo:text-align="justify" style:justify-single-word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style-asian="normal"/>
    </style:style>
    <style:style style:name="T10" style:family="text">
      <style:text-properties style:font-style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blioteka obsługi algorytmów genetycznych (evol)</text:p>
      <text:p text:style-name="P4">Autorzy: Andrzej Fiedukowicz i Maciej Grzybek</text:p>
      <text:p text:style-name="P5">Specyfikacja wstępna.</text:p>
      <text:p text:style-name="P1"/>
      <text:p text:style-name="P21">Opis zagadnienia</text:p>
      <text:p text:style-name="P11">Treść zadania:</text:p>
      <text:p text:style-name="P6"><text:tab/>Zdefiniować zestaw klas służący do implementacji algorytmów ewolucyjnych. Powinna istnieć łatwa możliwość zmiany funkcji oceny, funkcji odpowiadającej za mutację itd. W oparciu o zaproponowane klasy stworzyć dwie wersje algorytmu ewolucyjnego - jedną standardową, natomiast w drugiej wersji osobniki powinny być oceniane parami (osobnik i łączy się z osobnikiem j na n generacji. Jakość każdego z osobników (składników pary) jest funkcją jakości całej pary (jakości osobnika j i osobnika i).</text:p>
      <text:p text:style-name="P7"/>
      <text:p text:style-name="P11">Opis zadania:</text:p>
      <text:p text:style-name="P14"><text:tab/>Celem projektu jest zrealizowanie biblioteki upraszczającej tworzenie wszelakich algorytmów ewolucyjnych.<text:span text:style-name="T4"> </text:span><text:span text:style-name="T3">Głównym zadaniem projektu jest wyizolowanie powtarzającej się części problemów dotyczących wszystkich lub znacznej większości algorytmów genetycznych przy możliwym odcięciu od konkretnych problemów.</text:span></text:p>
      <text:p text:style-name="P19"><text:tab/>Biblioteka evol będzie dostarczała zestawu klas bazowych, których rozszerzenie w większym lub mniejszym zakresie pozwoli zrealizować niemal dowolny algorytm genetyczny, tymniemniej dla zagadnień bardzo złożonych i nietypowych wykorzystanie tej biblioteki może mijać się z celem, ze względu na konieczność nadpisania niemal wszystkich metod klas bazowych. W związku z tym <text:span text:style-name="T3">biblioteka jest dedykowana przede wszystkim dla algorytmów o małym lub średnim poziomie złożoności i nie odbiegających w bardzo znaczący sposób od typowych algorytmów genetycznych.</text:span></text:p>
      <text:p text:style-name="P18"/>
      <text:p text:style-name="P11">Analiza zagadnienia:</text:p>
      <text:p text:style-name="P11"><text:tab/><text:span text:style-name="T2">Analiza projektu wymaga przede wszystkim precyzyjnego <text:s/>zdefiniowania czym jest i z jakich stałych elementów składa się algorytm genetyczny. Poniżej przeprowadzono analizę pojęciową na podstawie materiałów wymienionych na końcu specyfikacji.</text:span></text:p>
      <text:list xml:id="list946618312" text:style-name="L17">
        <text:list-item>
          <text:p text:style-name="P13"><text:span text:style-name="T1">Populacja</text:span><text:span text:style-name="T2"> – zbiór osobników, które są w danym momencie żywe i mogą zostać poddane reprodukcji albo selekcji.</text:span></text:p>
        </text:list-item>
        <text:list-item>
          <text:p text:style-name="P13"><text:span text:style-name="T1">Osobnik</text:span><text:span text:style-name="T2"> – genotyp + fenotyp, poddawany krzyżowaniu z innymi osobnikami lub mutacji i posiadający pewną wartość funkcji celu (jedyny wymagany fragment fenotypu).</text:span></text:p>
        </text:list-item>
        <text:list-item>
          <text:p text:style-name="P13"><text:span text:style-name="T1">Chromosom</text:span><text:span text:style-name="T2"> – opis określonej cechy określającej pewną właściwość osobnika, posiadającej pewną wartość i zdolność mutacji oraz krzyżowania z innymi chromosomami tego samego rodzaju.</text:span></text:p>
        </text:list-item>
        <text:list-item>
          <text:p text:style-name="P13"><text:span text:style-name="T1">Mutacja</text:span><text:span text:style-name="T2"> – zdefiniowana (typowo - losowa), niewielka zmiana wartości chromosomu (bądź szerzej, genotypu).</text:span></text:p>
        </text:list-item>
        <text:list-item>
          <text:p text:style-name="P13"><text:span text:style-name="T1">Krzyżowanie</text:span><text:span text:style-name="T2"> – operacja na zbiorze chromosomów opisujących tę samą cechę (bądź szerzej, zbiorze genotypów) w wyniku której powstaje nowy chromosom (genotyp).</text:span></text:p>
        </text:list-item>
        <text:list-item>
          <text:p text:style-name="P13"><text:span text:style-name="T1">Selekcja</text:span><text:span text:style-name="T2"> – wybór spośród populacji osobników dających najbliższą oczekiwanej wartość funkcji celu.</text:span></text:p>
        </text:list-item>
        <text:list-item>
          <text:p text:style-name="P13"><text:span text:style-name="T1">Funkcja celu</text:span><text:span text:style-name="T2"> – funkcja określająca jak dobrym rozwiązaniem problemu jest dany osobnik.</text:span></text:p>
        </text:list-item>
        <text:list-item>
          <text:p text:style-name="P13"><text:span text:style-name="T1">Rozwiązanie algorytmu </text:span><text:span text:style-name="T2">– zbiór chromosomów (genotyp) dający oczekiwaną wartość funkcji celu.</text:span></text:p>
        </text:list-item>
        <text:list-item>
          <text:p text:style-name="P13"><text:span text:style-name="T1">Liczebność populacji </text:span><text:span text:style-name="T2">– bieżąca liczebność populacji.</text:span></text:p>
        </text:list-item>
        <text:list-item>
          <text:p text:style-name="P13"><text:span text:style-name="T1">Pojemność populacji</text:span><text:span text:style-name="T2"> – zadana liczebność populacji przed fazą reprodukcji.</text:span></text:p>
        </text:list-item>
        <text:list-item>
          <text:p text:style-name="P13"><text:soft-page-break/><text:span text:style-name="T1">Reprodukcja</text:span><text:span text:style-name="T2"> – rozszrzenie zbioru osobników w populacji o nowe powstałe w wyniku operacji krzyżowania i mutacji.</text:span></text:p>
        </text:list-item>
        <text:list-item>
          <text:p text:style-name="P13"><text:span text:style-name="T1">Genotyp</text:span><text:span text:style-name="T2"> – zbiór chromosomów opisujących osobnika.</text:span></text:p>
        </text:list-item>
        <text:list-item>
          <text:p text:style-name="P13"><text:span text:style-name="T1">Fenotyp</text:span><text:span text:style-name="T2"> – pochodna genotypu, opisująca cechy „zewnętrzne” osobnika, stanowiący punkt wyjścia oceny osobnika.</text:span></text:p>
        </text:list-item>
      </text:list>
      <text:p text:style-name="P11"><text:span text:style-name="T2"/></text:p>
      <text:p text:style-name="P11">Typowy scenariusz działania algorytmu:</text:p>
      <text:list xml:id="list1895404653" text:style-name="L4">
        <text:list-item>
          <text:p text:style-name="P12"><text:span text:style-name="T2">Wylosowanie populacji początkowej</text:span></text:p>
        </text:list-item>
        <text:list-item>
          <text:p text:style-name="P12"><text:span text:style-name="T2">Losowe krzyżowanie osobników bieżącej populacji (domyślnie krzyżowanie kolejnych chromosomów par wylosowanych osobników).</text:span></text:p>
        </text:list-item>
        <text:list-item>
          <text:p text:style-name="P12"><text:span text:style-name="T2">Losowe mutacje osobników bieżącej populacji (domyślnie mutacje kolejnych chromosomów wylosowanych osobników).</text:span></text:p>
        </text:list-item>
        <text:list-item>
          <text:p text:style-name="P12"><text:span text:style-name="T2">Selekcja (domyślnie usunięcie wszystkich ((Liczebność populacji)-(Pojemność populacji)) najsłabszych (pod względem wartości funkcji celu) osobników).</text:span></text:p>
        </text:list-item>
        <text:list-item>
          <text:p text:style-name="P12"><text:span text:style-name="T2">Ocena najlepszego osobnika – czy spełnia zadany warunek nałożony na wartość funkcji celu.</text:span></text:p>
        </text:list-item>
      </text:list>
      <text:list xml:id="list849760134" text:style-name="L5">
        <text:list-item>
          <text:p text:style-name="P2"><text:span text:style-name="T7">Tak – koniec algorytmu, podanie wyniku działania algorytmu.</text:span></text:p>
        </text:list-item>
        <text:list-item>
          <text:p text:style-name="P2"><text:span text:style-name="T6">Nie – wróć do punktu 2.</text:span></text:p>
        </text:list-item>
      </text:list>
      <text:p text:style-name="P11"><text:span text:style-name="T2"><text:tab/></text:span></text:p>
      <text:p text:style-name="P11"><text:tab/></text:p>
      <text:p text:style-name="P11">Wymagania implementacyjne dla programisty:</text:p>
      <text:p text:style-name="P14"><text:tab/>By stworzyć (przy użyciu bliblioteki evol) w pełni funkcjonalny algortym genetyczny programista <text:span text:style-name="T3">musi</text:span> zdefiniować:</text:p>
      <text:list xml:id="list1617299854" text:style-name="L16">
        <text:list-item>
          <text:p text:style-name="P16">Funckję celu (wraz z operatorem porównania wartości tej funkcji, oraz zadaną wartością).</text:p>
        </text:list-item>
        <text:list-item>
          <text:p text:style-name="P16">Metodę wyboru populacji początkowej.</text:p>
        </text:list-item>
        <text:list-item>
          <text:p text:style-name="P16">Osobnika z co najmniej jednym chromosomem.</text:p>
        </text:list-item>
        <text:list-item>
          <text:p text:style-name="P16">Opis chromosomów osobnika (jeśli chce skorzystać z tych operacji: mutowanie i krzyzowanie chromosomów).</text:p>
        </text:list-item>
      </text:list>
      <text:p text:style-name="P11"/>
      <text:p text:style-name="P11">Planowane funkcjonalności:</text:p>
      <text:list xml:id="list1460891998" text:style-name="L15">
        <text:list-item>
          <text:p text:style-name="P17">Przeprowadzenie pełnego algorytmu genetycznego, na podstawie dostarczonych przez programistę informacji (minimum określone powyżej).</text:p>
        </text:list-item>
        <text:list-item>
          <text:p text:style-name="P17">Możliwość nadpisania w klasach programisty klas pierwszego i drugiego <text:s/>poziomu abstrakcji w celu zmiany typowych scenariuszy algorytmu.</text:p>
        </text:list-item>
      </text:list>
      <text:p text:style-name="P7"/>
      <text:p text:style-name="P11">Problemy:</text:p>
      <text:list xml:id="list2097117020" text:style-name="L7">
        <text:list-item>
          <text:p text:style-name="P20"><text:span text:style-name="T8">Wydzielenie stałych punktów wszystkich algorytmów genetycznych.</text:span></text:p>
        </text:list-item>
        <text:list-item>
          <text:p text:style-name="P20"><text:span text:style-name="T8">Zapewnienie, możliwości zmiany fragmentów kodu bez ingerencji w całość (zapewnienie elastyczności).</text:span></text:p>
        </text:list-item>
      </text:list>
      <text:list xml:id="list107896221" text:style-name="L6">
        <text:list-item>
          <text:list>
            <text:list-header>
              <text:p text:style-name="P8"/>
            </text:list-header>
          </text:list>
        </text:list-item>
      </text:list>
      <text:p text:style-name="P11">Rozwiązania problemów:</text:p>
      <text:list xml:id="list152579991" text:style-name="L14">
        <text:list-item>
          <text:p text:style-name="P15">Stałe punkty zostałe wyznaczone na podstawie analizy pojęciowej problemu.</text:p>
        </text:list-item>
        <text:list-item>
          <text:p text:style-name="P9"><text:span text:style-name="T2">Podział kodu algorytmu na dwa poziomy abstrakcji o różnym stopniu konieczności wprowadzania zmian. W implementacji pojawiają się dodatkowe metody stanowiące podoperacje dla domyślnych działań, muszące spełnić określone założenia (by współgrały z domyślnymi działaniami), ale możliwe do modyfikcaji bez potrzeby nadpisywania dużych metod. W przypadku głębokich zmian w algorytmie programista będzie musiał nadpisać długie metody.</text:span></text:p>
        </text:list-item>
      </text:list>
      <text:p text:style-name="P10"><text:soft-page-break/><text:span text:style-name="T11">Implementacja</text:span></text:p>
      <text:p text:style-name="P11">Wstępny schemat UML projektu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2T10:30:42</meta:creation-date>
    <dc:date>2011-12-12T14:21:19</dc:date>
    <meta:editing-duration>PT1H21M50S</meta:editing-duration>
    <meta:editing-cycles>3</meta:editing-cycles>
    <meta:generator>LibreOffice/3.4$Unix LibreOffice_project/340m1$Build-402</meta:generator>
    <meta:document-statistic meta:table-count="0" meta:image-count="0" meta:object-count="0" meta:page-count="3" meta:paragraph-count="51" meta:word-count="679" meta:character-count="5265" meta:non-whitespace-character-count="4656"/>
  </office:meta>
</office:document-meta>
</file>